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264in" table:align="left"/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316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0f0f0">
        <style:background-image/>
      </style:table-row-properties>
    </style:style>
    <style:style style:name="Table1.3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officeooo:paragraph-rsid="0039aa0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officeooo:rsid="001411c5" officeooo:paragraph-rsid="001411c5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officeooo:rsid="0015fc4f" officeooo:paragraph-rsid="0015fc4f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officeooo:rsid="0019bcb5" officeooo:paragraph-rsid="0019bcb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officeooo:rsid="001637f5" officeooo:paragraph-rsid="001637f5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officeooo:rsid="002626c3" officeooo:paragraph-rsid="00278d96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officeooo:rsid="00329856" officeooo:paragraph-rsid="00329856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officeooo:rsid="00329856" officeooo:paragraph-rsid="0039aa04" style:font-size-asian="11pt" style:font-size-complex="11pt"/>
    </style:style>
    <style:style style:name="P9" style:family="paragraph" style:parent-style-name="Text_20_body" style:list-style-name="L1">
      <style:paragraph-properties fo:margin-left="0in" fo:margin-right="0in" fo:margin-top="0in" fo:margin-bottom="0.0311in" loext:contextual-spacing="false" fo:line-height="162%" fo:orphans="2" fo:widows="2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officeooo:rsid="0016ed63"/>
    </style:style>
    <style:style style:name="T2" style:family="text">
      <style:text-properties officeooo:rsid="00171fc4"/>
    </style:style>
    <style:style style:name="T3" style:family="text">
      <style:text-properties officeooo:rsid="001776d3"/>
    </style:style>
    <style:style style:name="T4" style:family="text">
      <style:text-properties officeooo:rsid="001913cc"/>
    </style:style>
    <style:style style:name="T5" style:family="text">
      <style:text-properties officeooo:rsid="001b148d"/>
    </style:style>
    <style:style style:name="T6" style:family="text">
      <style:text-properties officeooo:rsid="001bb846"/>
    </style:style>
    <style:style style:name="T7" style:family="text">
      <style:text-properties officeooo:rsid="001d73dd"/>
    </style:style>
    <style:style style:name="T8" style:family="text">
      <style:text-properties officeooo:rsid="00249554"/>
    </style:style>
    <style:style style:name="T9" style:family="text">
      <style:text-properties officeooo:rsid="00278d96"/>
    </style:style>
    <style:style style:name="T10" style:family="text">
      <style:text-properties style:font-name="monospace" loext:padding-left="0.052in" loext:padding-right="0.052in" loext:padding-top="0.0193in" loext:padding-bottom="0.0193in" loext:border="0.06pt solid #000000"/>
    </style:style>
    <style:style style:name="T11" style:family="text">
      <style:text-properties loext:padding-left="0.052in" loext:padding-right="0.052in" loext:padding-top="0.0193in" loext:padding-bottom="0.0193in" loext:border="0.06pt solid #000000"/>
    </style:style>
    <style:style style:name="T12" style:family="text">
      <style:text-properties officeooo:rsid="00297806"/>
    </style:style>
    <style:style style:name="T13" style:family="text">
      <style:text-properties officeooo:rsid="002a899c"/>
    </style:style>
    <style:style style:name="T14" style:family="text">
      <style:text-properties officeooo:rsid="002c3553"/>
    </style:style>
    <style:style style:name="T15" style:family="text">
      <style:text-properties officeooo:rsid="002e2d74"/>
    </style:style>
    <style:style style:name="T16" style:family="text">
      <style:text-properties officeooo:rsid="002ec38e"/>
    </style:style>
    <style:style style:name="T17" style:family="text">
      <style:text-properties officeooo:rsid="00300815"/>
    </style:style>
    <style:style style:name="T18" style:family="text">
      <style:text-properties officeooo:rsid="00329856"/>
    </style:style>
    <style:style style:name="T19" style:family="text">
      <style:text-properties officeooo:rsid="0033fb66"/>
    </style:style>
    <style:style style:name="T20" style:family="text">
      <style:text-properties officeooo:rsid="00382bbe"/>
    </style:style>
    <style:style style:name="T21" style:family="text">
      <style:text-properties officeooo:rsid="0039aa04"/>
    </style:style>
    <style:style style:name="T22" style:family="text">
      <style:text-properties officeooo:rsid="003b8434"/>
    </style:style>
    <style:style style:name="T23" style:family="text">
      <style:text-properties officeooo:rsid="003dba71"/>
    </style:style>
    <style:style style:name="T24" style:family="text">
      <style:text-properties officeooo:rsid="003f522a"/>
    </style:style>
    <style:style style:name="T25" style:family="text">
      <style:text-properties fo:font-variant="normal" fo:text-transform="none" fo:color="#000000" style:font-name="monospace" fo:font-size="12pt" fo:letter-spacing="normal" fo:font-style="normal" fo:font-weight="normal" loext:padding-left="0.052in" loext:padding-right="0.052in" loext:padding-top="0.0193in" loext:padding-bottom="0.0193in" loext:border="0.06pt solid #000000"/>
    </style:style>
    <style:style style:name="T26" style:family="text">
      <style:text-properties fo:font-variant="normal" fo:text-transform="none" fo:color="#000000" style:font-name="Montserrat" fo:font-size="12pt" fo:letter-spacing="normal" fo:font-style="normal" fo:font-weight="normal"/>
    </style:style>
    <style:style style:name="T27" style:family="text">
      <style:text-properties fo:font-variant="normal" fo:text-transform="none" fo:color="#000000" fo:font-size="12pt" fo:letter-spacing="normal" fo:font-style="normal" fo:font-weight="normal"/>
    </style:style>
    <style:style style:name="T28" style:family="text">
      <style:text-properties fo:font-variant="normal" fo:text-transform="none" fo:color="#000000" fo:font-size="12pt" fo:letter-spacing="normal" fo:font-style="normal" fo:font-weight="normal" loext:padding-left="0.052in" loext:padding-right="0.052in" loext:padding-top="0.0193in" loext:padding-bottom="0.0193in" loext:border="0.06pt solid #000000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normal" loext:padding-left="0.052in" loext:padding-right="0.052in" loext:padding-top="0.0193in" loext:padding-bottom="0.0193in" loext:border="0.06pt solid #000000"/>
    </style:style>
    <style:style style:name="T3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2" style:family="text">
      <style:text-properties fo:font-variant="normal" fo:text-transform="none" fo:color="#000000" style:font-name="Times New Roman" fo:letter-spacing="normal" fo:font-style="normal" fo:font-weight="normal" loext:padding-left="0.052in" loext:padding-right="0.052in" loext:padding-top="0.0193in" loext:padding-bottom="0.0193in" loext:border="0.06pt solid #000000"/>
    </style:style>
    <style:style style:name="T33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34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 loext:padding-left="0.052in" loext:padding-right="0.052in" loext:padding-top="0.0193in" loext:padding-bottom="0.0193in" loext:border="0.06pt solid #000000"/>
    </style:style>
    <style:style style:name="T35" style:family="text">
      <style:text-properties style:font-name="Times New Roman" loext:padding-left="0.052in" loext:padding-right="0.052in" loext:padding-top="0.0193in" loext:padding-bottom="0.0193in" loext:border="0.06pt solid #000000"/>
    </style:style>
    <style:style style:name="T36" style:family="text">
      <style:text-properties style:font-name="Times New Roman" officeooo:rsid="00329856"/>
    </style:style>
    <style:style style:name="T37" style:family="text">
      <style:text-properties style:font-name="Times New Roman" fo:font-size="11pt" style:font-size-asian="11pt" style:font-size-complex="11pt" loext:padding-left="0.052in" loext:padding-right="0.052in" loext:padding-top="0.0193in" loext:padding-bottom="0.0193in" loext:border="0.06pt solid #000000"/>
    </style:style>
    <style:style style:name="T38" style:family="text">
      <style:text-properties style:font-name="Times New Roman" fo:font-size="11pt" officeooo:rsid="00329856" style:font-size-asian="11pt" style:font-size-complex="11pt"/>
    </style:style>
    <style:style style:name="T39" style:family="text">
      <style:text-properties officeooo:rsid="0040cbb0"/>
    </style:style>
    <style:style style:name="T40" style:family="text">
      <style:text-properties officeooo:rsid="00418123"/>
    </style:style>
    <style:style style:name="T41" style:family="text">
      <style:text-properties officeooo:rsid="0041cb83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éer des pages web interactive avec JS</text:p>
      <text:p text:style-name="P2"/>
      <text:p text:style-name="P3">Partie 1</text:p>
      <text:p text:style-name="P3"/>
      <text:p text:style-name="P4">Cours 1 – Le DOM</text:p>
      <text:p text:style-name="P3">DOM: Document Object Model. Interface de programmation ou API qui permet d’interagire avec une page web en HTML.</text:p>
      <text:p text:style-name="P5">Représente la page suivant une hiérarchie d’objet. Chaque objet représente un noeud. </text:p>
      <text:p text:style-name="P5"/>
      <text:p text:style-name="P5">On accède à la racine du DOM par la variable document: <text:span text:style-name="T1">objet qui possède les paramètre head et body et qui doc permet d’accéder à tout le contenu de la page web.</text:span></text:p>
      <text:p text:style-name="P5"/>
      <text:p text:style-name="P5">.<text:span text:style-name="T2">nodeType: indique la type du noeud caractérisant l’élément.</text:span></text:p>
      <text:p text:style-name="P5">.<text:span text:style-name="T3">childNodes[n]: donne le type de l’élément enfant d’un noeud. - Attention, les espaces et sauts de lignes peuvent être des éléments enfants.</text:span></text:p>
      <text:p text:style-name="P5">.<text:span text:style-name="T4">parentNode: permet d’accéder à l’élément parent (s’il existe)</text:span></text:p>
      <text:p text:style-name="P3"/>
      <text:p text:style-name="P4">Cours 2 – Parcourir le DOM</text:p>
      <text:p text:style-name="P4"/>
      <text:p text:style-name="P4">.<text:span text:style-name="T5">get</text:span>ElementsByTagName(“tagname”) →<text:span text:style-name="T6"> Select par balise</text:span></text:p>
      <text:p text:style-name="P3">.<text:span text:style-name="T6">getElementsByClassName(“classname”) → select par classe</text:span></text:p>
      <text:p text:style-name="P3">.<text:span text:style-name="T7">getElementById(“Id”) → Select par Id – Attention pas de “s” à élément. </text:span></text:p>
      <text:p text:style-name="P3">.<text:span text:style-name="T8">querySelector(“”) → Fonctionne pour tous les types de selecteurs (ajouter un symbole de type à chaque fois)</text:span></text:p>
      <text:p text:style-name="P3">.<text:span text:style-name="T8">querySelectorAll() → récupère tous les éléments du tag, class ou Id visé.</text:span></text:p>
      <text:p text:style-name="P6">Utilisation du symbole “elem 1 &gt; elem2” pour prendre tous les éléments fils de 1 ayant la sélection spécifiée. </text:p>
      <text:p text:style-name="P6"/>
      <text:p text:style-name="P6"><text:span text:style-name="T9">Récapitulatif:</text:span></text:p>
      <text:p text:style-name="P6"/>
      <text:p text:style-name="P6"><text:bookmark text:name="r-3575069"/><text:bookmark text:name="r-3575047"/><text:bookmark text:name="r-3578119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<text:bookmark text:name="r-3575044"/><text:bookmark text:name="r-3575043"/>Nombre d'éléments à obtenir<text:bookmark text:name="r-3575046"/></text:p>
            </table:table-cell>
            <table:table-cell table:style-name="Table1.A1" office:value-type="string">
              <text:p text:style-name="P11"><text:bookmark text:name="r-3575045"/>Critère de sélection<text:bookmark text:name="r-3575077"/></text:p>
            </table:table-cell>
            <table:table-cell table:style-name="Table1.A1" office:value-type="string">
              <text:p text:style-name="P11"><text:bookmark text:name="r-3575076"/>Méthode à utiliser<text:bookmark text:name="r-3575068"/><text:bookmark text:name="r-3575052"/><text:bookmark text:name="r-3575049"/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11"><text:bookmark text:name="r-3575048"/>Plusieurs<text:bookmark text:name="r-3575051"/></text:p>
          </table:table-cell>
          <table:table-cell table:style-name="Table1.A1" office:value-type="string">
            <text:p text:style-name="P11"><text:bookmark text:name="r-3575078"/>Par balise<text:bookmark text:name="r-3575079"/></text:p>
          </table:table-cell>
          <table:table-cell table:style-name="Table1.A1" office:value-type="string">
            <text:p text:style-name="P10"><text:bookmark text:name="r-3575050"/><text:span text:style-name="Source_20_Text"><text:span text:style-name="T37">getElementsByTagName</text:span></text:span><text:bookmark text:name="r-3575057"/><text:bookmark text:name="r-3575054"/></text:p>
          </table:table-cell>
        </table:table-row>
        <table:table-row table:style-name="Table1.3">
          <table:table-cell table:style-name="Table1.A1" office:value-type="string">
            <text:p text:style-name="P11"><text:bookmark text:name="r-3575053"/>Plusieurs<text:bookmark text:name="r-3575056"/></text:p>
          </table:table-cell>
          <table:table-cell table:style-name="Table1.A1" office:value-type="string">
            <text:p text:style-name="P11"><text:bookmark text:name="r-3575080"/>Par classe<text:bookmark text:name="r-3575081"/></text:p>
          </table:table-cell>
          <table:table-cell table:style-name="Table1.A1" office:value-type="string">
            <text:p text:style-name="P10"><text:bookmark text:name="r-3575055"/><text:span text:style-name="Source_20_Text"><text:span text:style-name="T37">getElementsByClassName</text:span></text:span><text:bookmark text:name="r-3575062"/><text:bookmark text:name="r-3575059"/></text:p>
          </table:table-cell>
        </table:table-row>
        <table:table-row table:style-name="Table1.2">
          <table:table-cell table:style-name="Table1.A1" office:value-type="string">
            <text:p text:style-name="P11"><text:bookmark text:name="r-3575058"/>Plusieurs<text:bookmark text:name="r-3575061"/></text:p>
          </table:table-cell>
          <table:table-cell table:style-name="Table1.A1" office:value-type="string">
            <text:p text:style-name="P11"><text:bookmark text:name="r-3575082"/>Autre que par balise ou par classe<text:bookmark text:name="r-3575083"/></text:p>
          </table:table-cell>
          <table:table-cell table:style-name="Table1.A1" office:value-type="string">
            <text:p text:style-name="P10"><text:bookmark text:name="r-3575060"/><text:span text:style-name="Source_20_Text"><text:span text:style-name="T37">querySelectorAll</text:span></text:span><text:bookmark text:name="r-3575067"/><text:bookmark text:name="r-3575064"/></text:p>
          </table:table-cell>
        </table:table-row>
        <table:table-row table:style-name="Table1.3">
          <table:table-cell table:style-name="Table1.A1" office:value-type="string">
            <text:p text:style-name="P11"><text:bookmark text:name="r-3575063"/>Un seul<text:bookmark text:name="r-3575066"/></text:p>
          </table:table-cell>
          <table:table-cell table:style-name="Table1.A1" office:value-type="string">
            <text:p text:style-name="P11"><text:bookmark text:name="r-3575084"/>Par identifiant<text:bookmark text:name="r-3575085"/></text:p>
          </table:table-cell>
          <table:table-cell table:style-name="Table1.A1" office:value-type="string">
            <text:p text:style-name="P10"><text:bookmark text:name="r-3575065"/><text:span text:style-name="Source_20_Text"><text:span text:style-name="T37">getElementById</text:span></text:span><text:bookmark text:name="r-3575091"/><text:bookmark text:name="r-3575087"/></text:p>
          </table:table-cell>
        </table:table-row>
        <table:table-row table:style-name="Table1.2">
          <table:table-cell table:style-name="Table1.A1" office:value-type="string">
            <text:p text:style-name="P11"><text:bookmark text:name="r-3575086"/>Un seul (le premier)<text:bookmark text:name="r-3575089"/></text:p>
          </table:table-cell>
          <table:table-cell table:style-name="Table1.A1" office:value-type="string">
            <text:p text:style-name="P11"><text:bookmark text:name="r-3575088"/>Autre que par identifiant<text:bookmark text:name="r-3575090"/></text:p>
          </table:table-cell>
          <table:table-cell table:style-name="Table1.A1" office:value-type="string">
            <text:p text:style-name="P10"><text:bookmark text:name="r-3575096"/><text:span text:style-name="Source_20_Text"><text:span text:style-name="T37">querySelector</text:span></text:span></text:p>
          </table:table-cell>
        </table:table-row>
      </table:table>
      <text:p text:style-name="P6"/>
      <text:p text:style-name="P6">.<text:span text:style-name="T12">innerHTML → permet de récupérer tout le contenu HTML d’un élément.</text:span></text:p>
      <text:p text:style-name="P6">.<text:span text:style-name="T13">textContent → permet de récupérer tout le text contenu dans un élément.</text:span></text:p>
      <text:p text:style-name="P6">.<text:span text:style-name="T14">getAttribute() → renvoie la valeur de l’attribut passé en paramètre (exemple si appliqué à href renvoie l’url en paramètre). NB: dans les cas de href, id, value pas besoin de mettre getAttribute() les passer directement comme paramètre (.herf, .id ou .value)</text:span></text:p>
      <text:p text:style-name="P6">.<text:span text:style-name="T15">hasAttribute() → vérifie s’il y a présence de l’attribut cible.</text:span></text:p>
      <text:p text:style-name="P6">.<text:span text:style-name="T16">classList → permet de récupérer la liste des classes contenues dans un élément.</text:span></text:p>
      <text:p text:style-name="P6">.<text:span text:style-name="T17">contains(“classe”) → renvoie true or false selon si présence de la classe.</text:span></text:p>
      <text:p text:style-name="P6"/>
      <text:p text:style-name="P7">Cours 3 – Modifier la structure de la page</text:p>
      <text:p text:style-name="P7"><text:span text:style-name="T19">document.querySelector(qqchose)</text:span>.<text:span text:style-name="T19">innerHTML += html code → ajoute le code html à l’élement qq chose sélectioOn utilise souvent innerHTML pour vider un élément de son contenu (innerHTML = “”), ou pour changer la valeur.</text:span></text:p>
      <text:p text:style-name="P8">.<text:span text:style-name="T20">textContent += “texte” permet de modifier le contenu textuel d’un élément html sélectionné. </text:span></text:p>
      <text:p text:style-name="P8">.<text:span text:style-name="T21">setAttribut(attribut, valeur) permet de donner la valeur valeur à l’attribut attribut. </text:span></text:p>
      <text:p text:style-name="P8">.<text:span text:style-name="T22">classList.remove, .classList.add, .classList.toggle → modifie les classe de l’élement sélectionné.</text:span></text:p>
      <text:p text:style-name="P8"><text:soft-page-break/>.<text:span text:style-name="T23">createElement → creation d’un élément.</text:span></text:p>
      <text:p text:style-name="P8">.<text:span text:style-name="T23">appendChild(element) → placer élement en child de celui selectionné</text:span></text:p>
      <text:p text:style-name="P8"><text:span text:style-name="T20"><text:s/>.inserBefore → ajoute avant le noeud</text:span></text:p>
      <text:p text:style-name="P8">.<text:span text:style-name="T24">insertAdjacentHTML(position, html code); place de façon précise l’élément à insérer</text:span></text:p>
      <text:p text:style-name="P8">.<text:span text:style-name="T41">insertAdjacentElement(position, element) Attention seule cette formule fonctionne avec un objet déjà créé</text:span></text:p>
      <text:p text:style-name="P1"><text:span text:style-name="T38"><text:tab/></text:span><text:bookmark text:name="r-3614044"/><text:bookmark text:name="r-3614037"/><text:bookmark text:name="r-3614036"/><text:span text:style-name="Source_20_Text"><text:span text:style-name="T34">eforebegin</text:span></text:span><text:span text:style-name="T33">: avant l'élément existant lui-même.</text:span></text:p>
      <text:list xml:id="list4236714772" text:style-name="L1">
        <text:list-item>
          <text:p text:style-name="P9"><text:bookmark text:name="r-3614039"/><text:bookmark text:name="r-3614038"/><text:span text:style-name="Source_20_Text"><text:span text:style-name="T34">afterbegin</text:span></text:span><text:span text:style-name="T33">: juste à l'intérieur de l'élément existant, avant son premier enfant.</text:span></text:p>
        </text:list-item>
        <text:list-item>
          <text:p text:style-name="P9"><text:bookmark text:name="r-3614041"/><text:bookmark text:name="r-3614040"/><text:span text:style-name="Source_20_Text"><text:span text:style-name="T34">beforeend</text:span></text:span><text:span text:style-name="T33">: juste à l'intérieur de l'élément existant, après son dernier enfant.</text:span></text:p>
        </text:list-item>
        <text:list-item>
          <text:p text:style-name="P9"><text:bookmark text:name="r-3614043"/><text:bookmark text:name="r-3614042"/><text:span text:style-name="Source_20_Text"><text:span text:style-name="T34">afterend</text:span></text:span><text:span text:style-name="T33">: après l'élément existant lui-même.</text:span></text:p>
        </text:list-item>
      </text:list>
      <text:p text:style-name="P8">.<text:span text:style-name="T39">replaceChild(nouvel element, ancien élement) → remplace un element child de la sélection par un nouveau.</text:span></text:p>
      <text:p text:style-name="P3">.<text:span text:style-name="T40">removeChild(element) → supprime l’élément child de la sélection.</text:span></text:p>
      <text:p text:style-name="P3"/>
      <text:p text:style-name="P3"/>
      <text:p text:style-name="P3">Partie 2</text:p>
      <text:p text:style-name="P3"/>
      <text:p text:style-name="P3">Parti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50:53.996025757</meta:creation-date>
    <meta:generator>LibreOffice/6.0.6.2$Linux_X86_64 LibreOffice_project/00m0$Build-2</meta:generator>
    <dc:date>2019-02-21T17:58:42.075890002</dc:date>
    <meta:editing-duration>PT5H26M43S</meta:editing-duration>
    <meta:editing-cycles>40</meta:editing-cycles>
    <meta:document-statistic meta:table-count="1" meta:image-count="0" meta:object-count="0" meta:page-count="2" meta:paragraph-count="59" meta:word-count="506" meta:character-count="3422" meta:non-whitespace-character-count="2967"/>
  </office:meta>
</office:document-meta>
</file>